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9afd6" officeooo:paragraph-rsid="0009afd6"/>
    </style:style>
    <style:style style:name="P2" style:family="paragraph" style:parent-style-name="Standard">
      <style:text-properties officeooo:rsid="000d54d5" officeooo:paragraph-rsid="000d54d5"/>
    </style:style>
    <style:style style:name="P3" style:family="paragraph" style:parent-style-name="Text_20_body">
      <style:text-properties officeooo:rsid="0011fc21" officeooo:paragraph-rsid="0011fc21"/>
    </style:style>
    <style:style style:name="P4" style:family="paragraph" style:parent-style-name="Text_20_body">
      <style:text-properties officeooo:rsid="00128bb5" officeooo:paragraph-rsid="00128bb5"/>
    </style:style>
    <style:style style:name="P5" style:family="paragraph" style:parent-style-name="Heading_20_1">
      <style:text-properties officeooo:paragraph-rsid="001038f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a0bda" style:font-weight-asian="bold" style:font-weight-complex="bold"/>
    </style:style>
    <style:style style:name="T3" style:family="text">
      <style:text-properties officeooo:rsid="001038f8"/>
    </style:style>
    <style:style style:name="T4" style:family="text">
      <style:text-properties officeooo:rsid="0010b6a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Listage des disques</text:h>
      <text:p text:style-name="P1"/>
      <text:p text:style-name="P1"><text:span text:style-name="T1">lshw</text:span>: paquet à installer, JSON invalide, XML laborieux à parser, droits root requis.</text:p>
      <text:p text:style-name="P1"><text:span text:style-name="T2">l</text:span><text:span text:style-name="T1">sblk</text:span>: paquet util-linux, pas de résultat en JSON, manque d'informations (à quel disque appartient quelle partition?)</text:p>
      <text:p text:style-name="P1"/>
      <text:p text:style-name="P2"><text:span text:style-name="T1">Solution </text:span>: librairie ruby C native, se basant sur les source de lsblk.</text:p>
      <text:p text:style-name="P2"/>
      <text:h text:style-name="P5" text:outline-level="1"><text:span text:style-name="T3">Icônes de l'interface Web</text:span></text:h>
      <text:p text:style-name="P3"><text:a xlink:type="simple" xlink:href="http://esxxi.me/archive/">http://esxxi.me/archive/</text:a></text:p>
      <text:p text:style-name="P4"><text:a xlink:type="simple" xlink:href="https://www.iconfinder.com/icons/47602/database_storage_icon#size=32">https://www.iconfinder.com/icons/47602/database_storage_icon#size=32</text:a> (32px Mantra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CH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CH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29T09:17:21.180918037</meta:creation-date>
    <dc:date>2014-05-02T10:27:13.128457660</dc:date>
    <meta:editing-duration>PT4M56S</meta:editing-duration>
    <meta:editing-cycles>10</meta:editing-cycles>
    <meta:generator>LibreOffice/4.1.3.2$Linux_X86_64 LibreOffice_project/410m0$Build-2</meta:generator>
    <meta:document-statistic meta:table-count="0" meta:image-count="0" meta:object-count="0" meta:page-count="1" meta:paragraph-count="7" meta:word-count="53" meta:character-count="421" meta:non-whitespace-character-count="375"/>
  </office:meta>
</office:document-meta>
</file>